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order="solid" loext:decorative="false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No_Folio_Field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o_Inventario_Field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_Factura_Field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No_Cuenta_Field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1" draw:layer="controls" svg:width="4.25cm" svg:height="2.5cm" svg:x="3cm" svg:y="3.5cm" draw:control="control1"/>
        <draw:control draw:style-name="gr1" draw:text-style-name="P1" draw:layer="controls" svg:width="5.5cm" svg:height="1.25cm" svg:x="3cm" svg:y="8cm" draw:control="control2"/>
        <draw:control draw:style-name="gr1" draw:text-style-name="P1" draw:layer="controls" svg:width="5.75cm" svg:height="1.25cm" svg:x="2.75cm" svg:y="10.75cm" draw:control="control3"/>
        <draw:control draw:style-name="gr1" draw:text-style-name="P1" draw:layer="controls" svg:width="5cm" svg:height="2.25cm" svg:x="3.75cm" svg:y="14.25cm" draw:control="control4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9:32:07.719629928</meta:creation-date>
    <dc:date>2025-08-07T13:53:17.035256339</dc:date>
    <meta:editing-duration>PT1H11M59S</meta:editing-duration>
    <meta:editing-cycles>2</meta:editing-cycles>
    <meta:generator>LibreOffice/24.2.7.2$Linux_X86_64 LibreOffice_project/420$Build-2</meta:generator>
    <meta:print-date>2025-08-07T13:52:50.301562244</meta:print-date>
    <meta:printed-by>Archivos PDF</meta:printed-by>
    <meta:document-statistic meta:object-count="4"/>
  </office:meta>
</office:document-meta>
</file>